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4819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B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3">
      <style:paragraph-properties fo:text-align="start" style:justify-single-word="false"/>
      <style:text-properties officeooo:rsid="0005cb9e" officeooo:paragraph-rsid="002ce24b"/>
    </style:style>
    <style:style style:name="P2" style:family="paragraph" style:parent-style-name="Table_20_Contents">
      <style:paragraph-properties fo:margin-left="0cm" fo:margin-right="0cm" style:line-height-at-least="0.529cm" fo:text-indent="0cm" style:auto-text-indent="false"/>
      <style:text-properties officeooo:paragraph-rsid="00330442"/>
    </style:style>
    <style:style style:name="P3" style:family="paragraph" style:parent-style-name="Table_20_Contents">
      <style:paragraph-properties fo:text-align="start" style:justify-single-word="false"/>
      <style:text-properties officeooo:paragraph-rsid="00330442"/>
    </style:style>
    <style:style style:name="P4" style:family="paragraph" style:parent-style-name="Table_20_Contents">
      <style:paragraph-properties fo:text-align="start" style:justify-single-word="false"/>
      <style:text-properties style:font-name="Inter" fo:font-size="10.5pt" fo:font-weight="normal" officeooo:paragraph-rsid="00330442"/>
    </style:style>
    <style:style style:name="P5" style:family="paragraph" style:parent-style-name="Table_20_Contents">
      <style:paragraph-properties fo:margin-left="0cm" fo:margin-right="0cm" style:line-height-at-least="0.529cm" fo:text-indent="0cm" style:auto-text-indent="false"/>
      <style:text-properties style:font-name="Inter" fo:font-size="10.5pt" fo:font-weight="normal" officeooo:paragraph-rsid="00330442"/>
    </style:style>
    <style:style style:name="P6" style:family="paragraph" style:parent-style-name="Table_20_Contents">
      <style:paragraph-properties fo:margin-left="0cm" fo:margin-right="0cm" style:line-height-at-least="0.529cm" fo:text-indent="0cm" style:auto-text-indent="false"/>
      <style:text-properties officeooo:paragraph-rsid="0033f050"/>
    </style:style>
    <style:style style:name="P7" style:family="paragraph" style:parent-style-name="Standard">
      <style:paragraph-properties fo:text-align="start" style:justify-single-word="false"/>
      <style:text-properties officeooo:rsid="0005cb9e" officeooo:paragraph-rsid="002ce24b"/>
    </style:style>
    <style:style style:name="T1" style:family="text">
      <style:text-properties fo:font-variant="normal" fo:text-transform="none" fo:color="#000000" loext:opacity="100%" fo:font-family="Arial" style:font-family-generic="swiss" style:font-pitch="variable" fo:font-size="12pt" fo:letter-spacing="normal" fo:font-style="normal" fo:font-weight="bold" officeooo:rsid="002ce24b" style:font-size-asian="12pt" style:font-weight-asian="bold" style:font-size-complex="12pt" style:font-weight-complex="bold"/>
    </style:style>
    <style:style style:name="T2" style:family="text">
      <style:text-properties style:font-name="Inter" fo:font-size="10.5pt" fo:font-weight="bold" style:font-weight-asian="bold" style:font-weight-complex="bold"/>
    </style:style>
    <style:style style:name="T3" style:family="text">
      <style:text-properties style:font-name="Inter" fo:font-size="10.5pt" fo:font-weight="normal"/>
    </style:style>
    <style:style style:name="T4" style:family="text">
      <style:text-properties style:font-name="Inter" fo:font-size="10.5pt" fo:font-weight="normal" officeooo:rsid="00330442"/>
    </style:style>
    <style:style style:name="T5" style:family="text">
      <style:text-properties officeooo:rsid="00330442"/>
    </style:style>
    <style:style style:name="T6" style:family="text">
      <style:text-properties officeooo:rsid="0033f050"/>
    </style:style>
    <style:style style:name="T7" style:family="text">
      <style:text-properties style:font-name="Inter" fo:font-size="10.5pt" fo:font-weight="normal" officeooo:rsid="0033f050"/>
    </style:style>
    <style:style style:name="T8" style:family="text">
      <style:text-properties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1"/></text:span></text:h>
      <table:table table:name="Tabla2" table:style-name="Tabla2">
        <table:table-column table:style-name="Tabla2.A" table:number-columns-repeated="2"/>
        <table:table-row>
          <table:table-cell table:style-name="Tabla2.A1" office:value-type="string">
            <text:p text:style-name="P2"><text:span text:style-name="Strong_20_Emphasis"><text:span text:style-name="T2">FORTALEZAS</text:span></text:span></text:p>
          </table:table-cell>
          <table:table-cell table:style-name="Tabla2.B1" office:value-type="string">
            <text:p text:style-name="P2"><text:span text:style-name="Strong_20_Emphasis"><text:span text:style-name="T2">OPORTUNIDADES</text:span></text:span></text:p>
          </table:table-cell>
        </table:table-row>
        <table:table-row>
          <table:table-cell table:style-name="Tabla2.A2" office:value-type="string">
            <text:p text:style-name="P2"><text:span text:style-name="T3">-El sistema de rankings, logros y red social </text:span><text:span text:style-name="T4">ayuda a los usuarios</text:span><text:span text:style-name="T3"> directamente </text:span><text:span text:style-name="T4">con </text:span><text:span text:style-name="T3">la necesidad de motivación y reconocimiento del usuario.</text:span></text:p>
            <text:p text:style-name="P2">-Al ser un negocio digital y promover el teletrabajo <text:span text:style-name="T5">lo que</text:span> reducen costes fijos <text:span text:style-name="T5">como materiales </text:span>.</text:p>
          </table:table-cell>
          <table:table-cell table:style-name="Tabla2.B2" office:value-type="string">
            <text:p text:style-name="P3">-<text:span text:style-name="Strong_20_Emphasis"><text:span text:style-name="T3">Tendencia </text:span></text:span><text:span text:style-name="Strong_20_Emphasis"><text:span text:style-name="T4">de autocuidarse</text:span></text:span><text:span text:style-name="Strong_20_Emphasis"><text:span text:style-name="T3"> en auge:</text:span></text:span><text:span text:style-name="T3"> Creciente interés de la sociedad española por la salud, el deporte y la automejora.</text:span></text:p>
            <text:p text:style-name="P4">-Posibilidad de monetizar vendiendo la herramienta a entrenadores personales y gimnasios pequeños para que gestionen a sus clientes.</text:p>
            <text:p text:style-name="P4">-El público <text:span text:style-name="T5">al que nos dirigimos</text:span> ya tiene el hábito de compartir su vida <text:span text:style-name="T5">mediante por internet mi</text:span> <text:span text:style-name="T5">web </text:span>aprovecha ese <text:span text:style-name="T5">movimiento cultural</text:span>.</text:p>
            <text:p text:style-name="P4">-Al ser web, la escalabilidad para llegar a otros países hispanohablantes es sencilla y barata.</text:p>
          </table:table-cell>
        </table:table-row>
        <table:table-row>
          <table:table-cell table:style-name="Tabla2.A2" office:value-type="string">
            <text:p text:style-name="P2"><text:span text:style-name="Strong_20_Emphasis"><text:span text:style-name="T2">DEBILIDADES</text:span></text:span></text:p>
          </table:table-cell>
          <table:table-cell table:style-name="Tabla2.B2" office:value-type="string">
            <text:p text:style-name="P2"><text:span text:style-name="Strong_20_Emphasis"><text:span text:style-name="T2">AMENAZAS</text:span></text:span></text:p>
          </table:table-cell>
        </table:table-row>
        <table:table-row>
          <table:table-cell table:style-name="Tabla2.A2" office:value-type="string">
            <text:p text:style-name="P2"><text:span text:style-name="Strong_20_Emphasis"><text:span text:style-name="T3">-Recursos Limitados:</text:span></text:span><text:span text:style-name="T3"> Al ser un proyecto nuevo, se cuenta con menos presupuesto de marketing y desarrollo que las grandes empresas establecidas.</text:span></text:p>
            <text:p text:style-name="P5">-<text:span text:style-name="T6">La estrategia de monetizan al ser gratuita el acceso puede perjudicarnos ya que sobre todo al inicio los ingresos pueden ser bajos</text:span></text:p>
          </table:table-cell>
          <table:table-cell table:style-name="Tabla2.B2" office:value-type="string">
            <text:p text:style-name="P6"><text:span text:style-name="Strong_20_Emphasis"><text:span text:style-name="T3">-Competencia Feroz:</text:span></text:span><text:span text:style-name="T3"> Existencia de gigantes tecnológicos </text:span><text:span text:style-name="T7">entre los que podemos destacar </text:span><text:span text:style-name="T3">Strava, Nike </text:span><text:span text:style-name="T7">y </text:span><text:span text:style-name="T3">Garmincon usuarios muy fidelizados.</text:span></text:p>
            <text:p text:style-name="P6"><text:span text:style-name="Strong_20_Emphasis"><text:span text:style-name="T8">-Tasa de Abandono:</text:span></text:span> En el sector fitness, los usuarios suelen perder la motivación a los pocos meses. El reto es la retención.</text:p>
          </table:table-cell>
        </table:table-row>
      </table:table>
      <text:p text:style-name="P7"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ter" svg:font-family="Inter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ffffff" loext:opacity="100%" fo:font-weight="bold" officeooo:rsid="001519ef" officeooo:paragraph-rsid="001519ef" fo:background-color="#729fcf" style:font-weight-asian="bold" style:font-weight-complex="bold"/>
    </style:style>
    <style:style style:name="MP2" style:family="paragraph" style:parent-style-name="Footer">
      <style:text-properties fo:color="#ffffff" loext:opacity="100%" officeooo:paragraph-rsid="00153f6c" fo:background-color="#729fcf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weight="bold" officeooo:rsid="0033f050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/>TAREA<text:tab/>2 DAW<text:tab/>Juan Francisco Cortejosa </text:p>
      </style:header>
      <style:footer>
        <text:p text:style-name="MP2"><text:span text:style-name="MT1">DAW <text:tab/></text:span><text:span text:style-name="MT2">IPE II</text:span><text:tab/><text:span text:style-name="MT1"><text:page-number text:select-page="current">1</text:page-number></text:span><text:span text:style-name="MT1">/</text:span><text:span text:style-name="MT1"><text:page-count>1</text:page-count></text:span><text:span text:style-name="MT1"> 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6T16:19:11.509685800</meta:creation-date>
    <dc:date>2025-12-02T18:10:32.519127600</dc:date>
    <meta:editing-duration>PT1H39M59S</meta:editing-duration>
    <meta:editing-cycles>29</meta:editing-cycles>
    <meta:generator>LibreOffice/25.8.3.1$Windows_X86_64 LibreOffice_project/52ad9dd1c984050a9fb6932dbfb16e86a49e9758</meta:generator>
    <meta:document-statistic meta:table-count="1" meta:image-count="0" meta:object-count="0" meta:page-count="1" meta:paragraph-count="16" meta:word-count="211" meta:character-count="1351" meta:non-whitespace-character-count="1152"/>
  </office:meta>
</office:document-meta>
</file>